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Times New Roman'" style:font-family-asian="'Times New Roman'" style:font-family-complex="'Times New Roman'" fo:background-color="transparent" style:use-window-font-color="true"/>
    </style:style>
    <style:style style:name="T3" style:family="text">
      <style:text-properties fo:font-size="15.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bold"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3.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top="6.00pt" fo:margin-bottom="6.00pt"/>
    </style:style>
    <style:style style:name="P4"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2">Piotr Matiaszewski, Bartosz Miko</text:span><text:span text:style-name="T3">łajczyk</text:span></text:p>
      <text:p text:style-name="P1"><text:span text:style-name="T4"/></text:p>
      <text:p text:style-name="P1"><text:span text:style-name="T5">Faculty of Physics and Applied Computer Science</text:span></text:p>
      <text:p text:style-name="P1"><text:span text:style-name="T5">AGH University of Science and Technology</text:span></text:p>
      <text:p text:style-name="P1"><text:span text:style-name="T6"/></text:p>
      <text:p text:style-name="P1"><text:span text:style-name="T7">Introduction to CUDA and OpenCL</text:span></text:p>
      <text:p text:style-name="P1"><text:span text:style-name="T8"/></text:p>
      <text:p text:style-name="P1"><text:span text:style-name="T9">Laboratory report nr 1</text:span></text:p>
      <text:p text:style-name="P1"><text:span text:style-name="T10"/></text:p>
      <text:p text:style-name="P1"><text:span text:style-name="T10"/></text:p>
      <text:p text:style-name="P2"><text:span text:style-name="T10"/></text:p>
      <text:p text:style-name="P2"><text:span text:style-name="T10"/></text:p>
      <text:p text:style-name="P2"><text:span text:style-name="T10"/></text:p>
      <text:p text:style-name="P2"><text:span text:style-name="T11"><text:tab/>The whole point of first laboratory classes was to introduce us to first CUDA programs and showing us the advantages of using GPU to process our tasks.</text:span></text:p>
      <text:p text:style-name="P2"><text:span text:style-name="T12"/></text:p>
      <text:p text:style-name="P2"><text:span text:style-name="T13"><text:tab/>The first thing we were introducted to during our labs right after we logged into virtual GPU was learning how to check what our CUDA devices located in our system consist of. In order to answer this question we had to create a new project in Nsight Eclipse Edition and import the CUDA sample called<text:s/></text:span><text:span text:style-name="T14">deviceQuery</text:span><text:span text:style-name="T15">.<text:s text:c="2"/></text:span></text:p>
      <text:p text:style-name="P2"><text:span text:style-name="T15"><text:tab/>Afterwards, we tried to compile it. As the result of this action we were given an enumerated list of properties of our CUDA devices present in the system.</text:span></text:p>
      <text:p text:style-name="P2"><text:span text:style-name="T16"/></text:p>
      <text:p text:style-name="P2"><text:span text:style-name="T17">The mentioned list:</text:span></text:p>
      <text:p text:style-name="P3"><draw:frame text:anchor-type="as-char" svg:width="169.97mm" svg:height="118.75mm" style:rel-width="scale" style:rel-height="scale"><draw:object-ole xlink:href="OleObj1"/><draw:image xlink:href="ObjectReplacements/OleObj1"/></draw:frame><text:span text:style-name="T19">Fig. 1. The enumerated list of CUDA properties on our system.</text:span></text:p>
      <text:p text:style-name="P4"><text:span text:style-name="T20"/></text:p>
      <text:p text:style-name="P4"><text:span text:style-name="T20"/></text:p>
      <text:p text:style-name="P4"><text:span text:style-name="T21"><text:tab/>As we can see, we get a lot of useful information that we should have in mind when building our CUDA programs. This CUDA sample first counts the amount of CUDA capable devices, and then uses the<text:s/></text:span><text:span text:style-name="T22">CudaDeviceProp</text:span><text:span text:style-name="T23"><text:s/>data structure, which contains most of the information about the devices we are working on and<text:s/></text:span><text:span text:style-name="T24">CudaGetDeviceProperties</text:span><text:span text:style-name="T25"><text:s/>function in order to obtain detailed information about them. It then lists them in an easily readable fashion, which saves a lot of the programmer's time.</text:span></text:p>
      <text:p text:style-name="P4"><text:span text:style-name="T25">For example we are given the maximum amount of global memory or threads per block number, so we can act promply and decisively if the data we need to use in our program is too big for our work environment to handle. That is very important, especially, cause our job during these labs was to find the most efficient number of threads per block and blocks per grid in our second program that was adding 2 vectors. Such information may also come in handy when creating larger projects, in order to optimize our work.</text:span></text:p>
      <text:p text:style-name="P4"><text:span text:style-name="T26"/></text:p>
      <text:p text:style-name="P4"><text:span text:style-name="T27"><text:tab/>Our next task during labs was to launch a program called<text:s/></text:span><text:span text:style-name="T28">vectorAdd</text:span><text:span text:style-name="T29">. Of course we had to find it in CUDA samples first. We could easily tell that it was the file that we already saw and analyzed at lectures. </text:span></text:p>
      <text:p text:style-name="P4"><text:span text:style-name="T29"><text:tab/>It consisted of two dynamically allocated on host vectors that we send to the kernel using<text:s/></text:span><text:span text:style-name="T30">cudaMemcpy<text:s/></text:span><text:span text:style-name="T31">function (the same function was used to fetch the data from the kernel back onto the CPU, just arguments were different). Why did we do that? Well. We did it because it is the whole idea of CUDA programming. It shows us that GPU is much faster than our CPU, as it is able to perform parallel computing. So, after we send these data to GPU, our program does the calculations and returns us a new vector that is a sum of other two. Of course, after every instruction we make sure that everything is fine by checking status of an operation (comparing the status with<text:s/></text:span><text:span text:style-name="T32">„</text:span><text:span text:style-name="T33">cudaSuccess”). Finally, we clean our after ourselves, what means freeing allocated memory. This is crucial while working on bigger samples of code</text:span><text:span text:style-name="T34">.</text:span><text:span text:style-name="T35"/></text:p>
      <text:p text:style-name="P4"><text:span text:style-name="T36"/></text:p>
      <text:p text:style-name="P4"><text:span text:style-name="T37"><text:tab/>When we already had the code and knew how it works, we started our exercise. Our job was to observe the time that particular CPU and GPU processes need to be executed an check how does that amount of time change when we use different types of data or when we change quantity of threads per block that we use. We used the<text:s/></text:span><text:span text:style-name="T38">nvprof</text:span><text:span text:style-name="T39"><text:s/>profiler to analyze the whole program. That allowed us to get access to in-depth times of every GPU and CPU process in the code. The results when performing the vector addition of 200 000 000 elements could be seen on the graph below:</text:span></text:p>
      <text:p text:style-name="P4"><text:span text:style-name="T40"/></text:p>
      <text:p text:style-name="P4"><draw:frame text:anchor-type="as-char" svg:width="146.47mm" svg:height="107.74mm" style:rel-width="scale" style:rel-height="scale"><draw:object-ole xlink:href="OleObj2"/><draw:image xlink:href="ObjectReplacements/OleObj2"/></draw:frame><text:span text:style-name="T40"/></text:p>
      <text:p text:style-name="P4"><text:span text:style-name="T40"/></text:p>
      <text:p text:style-name="P4"><text:span text:style-name="T40"/></text:p>
      <text:p text:style-name="P4"><text:span text:style-name="T40"/></text:p>
      <text:p text:style-name="P4"><text:span text:style-name="T41">Fig 2. A graph showing the correlation between the amount of threads per block and the execution time </text:span></text:p>
      <text:p text:style-name="P4"><text:span text:style-name="T42"/></text:p>
      <text:p text:style-name="P4"><text:span text:style-name="T43"><text:tab/>After some attempts, we came to the conclusion that increasing the number of threads per block made the GPU processes<text:s/></text:span><text:span text:style-name="T44">CUDA memcpy DtoH<text:s/></text:span><text:span text:style-name="T45">and<text:s/></text:span><text:span text:style-name="T46">CUDA memcpy HtoD</text:span><text:span text:style-name="T47"><text:s/>compile in a more and more similar amount of time. What's interesting is that the<text:s/></text:span><text:span text:style-name="T48">vectorAdd</text:span><text:span text:style-name="T49"><text:s/>operation performed pretty much the same way, no matter the current setup. It is also worth mentioning that when we changed the data type we worked on from<text:s/></text:span><text:span text:style-name="T50">integer</text:span><text:span text:style-name="T51"><text:s/>to<text:s/></text:span><text:span text:style-name="T52">double</text:span><text:span text:style-name="T53">, the execution time of the code skyrocketed. </text:span></text:p>
      <text:p text:style-name="P4"><text:span text:style-name="T54"/></text:p>
      <text:p text:style-name="P4"><text:span text:style-name="T55"><text:tab/>The last task we had to do during our first lab classes was to find the<text:s/></text:span><text:span text:style-name="T56">grid_debug</text:span><text:span text:style-name="T57"><text:s/>file on a public folder and copy it to our project. The<text:s/></text:span><text:span text:style-name="T58">grid_debug</text:span><text:span text:style-name="T59"><text:s/>is a simple file that shows us the grid and block layout. The code when compiled as it was given to us worked very fast, but to analyze how it works we implemented a vector addition into it from the previous file we worked on. That slowed down the whole process. Suddenly, even when adding as few as 50000 elements, the<text:s/></text:span><text:span text:style-name="T60">CheckIndex</text:span><text:span text:style-name="T61"><text:s/>function took up a big amount of time.</text:span></text:p>
      <text:p text:style-name="P4"><text:span text:style-name="T62"/></text:p>
      <text:p text:style-name="P4"><text:span text:style-name="T62"/></text:p>
      <text:p text:style-name="P4"><draw:frame text:anchor-type="as-char" svg:width="146.47mm" svg:height="107.74mm" style:rel-width="scale" style:rel-height="scale"><draw:object-ole xlink:href="OleObj3"/><draw:image xlink:href="ObjectReplacements/OleObj3"/></draw:frame><text:span text:style-name="T62"/></text:p>
      <text:p text:style-name="P4"><text:span text:style-name="T63">Fig 3. A graph showing the correlation between the number of elements added and the execution time </text:span></text:p>
      <text:p text:style-name="P4"><text:span text:style-name="T64"/></text:p>
      <text:p text:style-name="P4"><text:span text:style-name="T65"><text:tab/>As we can see on the graph above, the<text:s/></text:span><text:span text:style-name="T66">checkIndex</text:span><text:span text:style-name="T67"><text:s/>function from the<text:s/></text:span><text:span text:style-name="T68">grid_debug<text:s/></text:span><text:span text:style-name="T69">file greatly increased the time the program needed to finish. With any bigger numbers, we would have to wait even longer than that. However, it allows us to see the grid and block layout from both the host and the device's side.</text:span></text:p>
      <text:p text:style-name="P4"><text:span text:style-name="T70"/></text:p>
      <text:p text:style-name="P4"><text:span text:style-name="T70"/></text:p>
      <text:p text:style-name="P4"><text:span text:style-name="T70"/></text:p>
      <text:p text:style-name="P4"><text:span text:style-name="T70"/></text:p>
      <text:p text:style-name="P4"><text:span text:style-name="T7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